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2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2, FF 2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/text:p>
      <text:p text:style-name="P3">Author of letter<text:tab/><text:tab/><text:tab/><text:tab/>Sabato Morais</text:p>
      <text:p text:style-name="P3">Signed letter<text:tab/><text:tab/><text:tab/><text:tab/><text:tab/>Y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I. M. Wise</text:p>
      <text:p text:style-name="P3">Addressee as “Editor”<text:tab/><text:tab/><text:tab/>Y<text:tab/></text:p>
      <text:p text:style-name="P3">Date (derived from Hebrew Date)<text:tab/><text:tab/></text:p>
      <text:p text:style-name="P3">Date (derived from Gregorian calendar)<text:tab/>17 August 1875</text:p>
      <text:p text:style-name="P3">Month<text:tab/><text:tab/><text:tab/><text:tab/><text:tab/><text:tab/>August</text:p>
      <text:p text:style-name="P3">Year<text:tab/><text:tab/><text:tab/><text:tab/><text:tab/><text:tab/>1875</text:p>
      <text:p text:style-name="P3">Hebrew Date<text:tab/><text:tab/><text:tab/><text:tab/><text:tab/></text:p>
      <text:p text:style-name="P3">Undated</text:p>
      <text:p text:style-name="P3">City<text:tab/><text:tab/><text:tab/><text:tab/><text:tab/><text:tab/></text:p>
      <text:p text:style-name="P3">State<text:tab/><text:tab/><text:tab/><text:tab/><text:tab/><text:tab/><text:tab/><text:tab/><text:tab/></text:p>
      <text:p text:style-name="P3">Country<text:tab/><text:tab/><text:tab/><text:tab/><text:tab/></text:p>
      <text:p text:style-name="P3">Subject<text:tab/><text:tab/><text:tab/><text:tab/><text:tab/>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Y</text:p>
      <text:p text:style-name="P3">(Synagogue) Sermon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2</text:p>
      <text:p text:style-name="P3">Number of Sheets<text:tab/><text:tab/><text:tab/><text:tab/>1</text:p>
      <text:p text:style-name="P3">Fragment<text:tab/><text:tab/><text:tab/><text:tab/><text:tab/></text:p>
      <text:p text:style-name="P3">Pagination 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/text:p>
      <text:p text:style-name="P3">Postma<text:tab/>rk<text:tab/><text:tab/><text:tab/>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>Also available in AJA Microfilm, Reel #202</text:p>
      <text:p text:style-name="P3"/>
      <text:p text:style-name="P3">VII Transcription</text:p>
      <text:p text:style-name="P4">(Symbols: <text:s/>? = uncertain; [ ] = supplied information; / = end of line)</text:p>
      <text:p text:style-name="P4"/>
      <text:p text:style-name="P4">[Page 1]</text:p>
      <text:p text:style-name="P4">To the Revd Dr I M Wise, Editor of the American Israelite/</text:p>
      <text:p text:style-name="P4">Dear Sir/</text:p>
      <text:p text:style-name="P4"><text:span text:style-name="T1"><text:tab/>Your[sic] shocked my feelings. <text:s/>I had been warmly led up to the heights your mind ascended up./ <text:s/>Lively were the surroundings, and the view presented [?] a kindly [?]. <text:s/>Why did you/ force me thence into a slough? <text:s/>Pardon, when I say that your description of “a storm in a glass of/ water” following immediately the teaching inculcated in the dedication-sermon at Pottsville Pa, must jar/ on(/)[crossed-out: against] on[sic] one's sensibilities. <text:s/>Can he who has just stood [?] as the exponent of the purest principles of religion &amp; [?]/ have fallen back to gather mere bespatter with it those he deems his opponents? <text:s/>Alas! that the [Hebrew]/ you pointed to hideously in the colors borrowed from the Talmud, took revenge by seizing upon your hurt/ unawares. <text:s/>But however startled I may have been at the hidden transition from a theoretical lesson/ of human goodness, to a practice of an opposite nature, I would not have let my voice be heard, had/ you not added confusion to my chagrin. <text:s/>May I ask that you will explain what I am unable to/ understand [Hebrew] [</text:span><text:span text:style-name="T3">Inserted: Torah hec velimod ani tzurich]. <text:s/>What you term a [Hebrew] [Inserted: “Minhag Kashut”] means, I suppose, a usage/ universally adopted [Hebrew] [Inserted: Minhag shemittsashat bechod Israel], and when, according to Rabinnical dicta becomes a law./ <text:s/>Can the introduction of an organ, of a mixed <text:s/>choir, and of family pews in </text:span><text:span text:style-name="T2">the synagogue</text:span><text:span text:style-name="T3">, be,/ in all truth, regarded as such? <text:s/>Conceding to you and the Jewish Ministers of the school you/ represent, the right assumed to labor for the establishing of customs entirely novel in Judaism. <text:s/>Please,/ correct </text:span><text:soft-page-break/><text:span text:style-name="T3">me if I am at fault, but the limited knowledge I have of our history and theology induces to so to/ style what you advocate. <text:s/>Conceding that you really were, as you claim, the first Sages in this country,/ the Rab and Shemuel[?] of America--, and that by virtue of the authority received, you could effect a/ remodelling of our ancient Autonomy, does not the undisguised opposition you met, and still meet from a/ very large number of your brethren, deprive your institutions of the title you demand for them [Hebrew] [inserted: “Minkyim Peshatim”[?]]./ <text:s/>I will be silent respecting the high value you set on the changes admitted within the last quarter of a/ century, though I have ever failed to discover their [?]ging influence, and others, like myself, honestly believe/ them a compromise with habits of gentile origin, and derogatory to our character. <text:s/>I will even offer you thanks/ for proving “so tolerant and patient” towards your coreligionists, who think they can worship without the swelling[?]/ keys of a wind instrument, and who still consider the separation of the sexes </text:span><text:span text:style-name="T4">the</text:span><text:span text:style-name="T5"> [Hebrew] as a wholesome provision./ <text:s/>[Hebrew] [inserted: Geder Ervah] I will grant that only you “reformers” represent intellect, liberation, progress, but I ask in the name of/ the faith we all [?], in the name of p[?], which you say to be the badge of your piety, I ask of you Dr. Wise to [?]/ your feelings, and nothing but your feelings, and answer if [?] into a measure clashing with a </text:span><text:span text:style-name="T4">bona fide</text:span><text:span text:style-name="T5"> argument,/ was not deserving of condemnation rather than [?]sternal defence[sic]? <text:s/>None more than my humble self can regret the/ applying to secular courts [Hebrew] [inserted: Erckaot shet goyim] for righting congregational wrongs; but what redress is there left to conscientious/ Israelites, [crossed-out: who are] forcibly cast out of the house of prayer, to which they are fondly attached, and which their means/ and exertions helped to set up? <text:s/>Must they [?] yield, because [Hebrew] [inserted: Man dealim gebar] Might </text:span><text:span text:style-name="T4">is</text:span><text:span text:style-name="T5"> right?/</text:span></text:p>
      <text:p text:style-name="P5">And when some simple-hearted, ingeniously proper a remedy to existing evils in the form of an advisory Board,/ to whom [?]tical questions may be submitted, and by whose [?] judgment and conciliatory counsel/ what we both lament, namely [Hebrew], might be averted, you hold the idea to public contempt as savory/ of the inquisition./</text:p>
      <text:p text:style-name="P5"/>
      <text:p text:style-name="P5">[Page 2]</text:p>
      <text:p text:style-name="P5">Not an ecclesiastical court that cannot take root in these states but a convention/ of learned and God-fearing men ought indeed to bring order out of chaos. <text:s/>We, Denominationally,/ present a pitiful sight. <text:s/>Yet, by the honesty and wisdom of men, who should not be wanting/ among the myriads of American Jews—what is now [?] small fragments might be/ made to coalesce into a compact body. <text:s/>I conceive it to be the duty of Hebrew journalists to/ encourage the slightest effort towards the accomplishing of that end. <text:s/>For glory will it be to the/ heavenly Preserver of our liberties, when we, specially favored, shall unite in a worship characteristic of/ our descent, a worship [?] our history, our high mission and with it our indissoluble/ conviction with [crossed-out: all] the dispersed of Judah, wherever their lot may have been cast./</text:p>
      <text:p text:style-name="P5"><text:tab/><text:tab/>[?]/</text:p>
      <text:p text:style-name="P5"><text:tab/><text:tab/><text:tab/>Yours/</text:p>
      <text:p text:style-name="P5"><text:tab/><text:tab/><text:tab/>S Morais/</text:p>
      <text:p text:style-name="P4"><text:span text:style-name="T5">August 17</text:span><text:span text:style-name="T6">th</text:span><text:span text:style-name="T5"> 187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26T11:10:41</meta:creation-date>
    <dc:date>2012-02-29T15:46:47.21</dc:date>
    <dc:language>en-US</dc:language>
    <meta:editing-cycles>3</meta:editing-cycles>
    <meta:editing-duration>PT00H10M12S</meta:editing-duration>
    <meta:document-statistic meta:table-count="0" meta:image-count="0" meta:object-count="0" meta:page-count="3" meta:paragraph-count="72" meta:word-count="1009" meta:character-count="6234"/>
    <dc:creator>Penn Libraries</dc:creator>
    <meta:user-defined meta:name="Info 1"/>
    <meta:user-defined meta:name="Info 2"/>
    <meta:user-defined meta:name="Info 3"/>
    <meta:user-defined meta:name="Info 4"/>
  </office:meta>
</office:document-meta>
</file>